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c3d29"/>
    </style:style>
    <style:style style:name="P74" style:family="paragraph" style:parent-style-name="Footnote">
      <style:text-properties officeooo:paragraph-rsid="0fc4a613"/>
    </style:style>
    <style:style style:name="P75" style:family="paragraph" style:parent-style-name="Standard">
      <style:text-properties officeooo:paragraph-rsid="0fc6bee0"/>
    </style:style>
    <style:style style:name="P76" style:family="paragraph" style:parent-style-name="Footnote">
      <style:text-properties officeooo:paragraph-rsid="0fd406b1"/>
    </style:style>
    <style:style style:name="P77" style:family="paragraph" style:parent-style-name="Standard">
      <style:text-properties officeooo:paragraph-rsid="0fd6edde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Liberation Sans" fo:font-size="10pt" fo:language="en" fo:country="GB" officeooo:rsid="0fdbc8b6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bc8b6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406b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c3e1e9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officeooo:rsid="0f28d107"/>
    </style:style>
    <style:style style:name="T217" style:family="text">
      <style:text-properties fo:language="en" fo:country="GB" officeooo:rsid="0f96de95"/>
    </style:style>
    <style:style style:name="T218" style:family="text">
      <style:text-properties officeooo:rsid="0fad59bb"/>
    </style:style>
    <style:style style:name="T219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05">Checklist for installing </text:span>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Strong_20_Emphasis"><text:span text:style-name="T106"><text:user-field-get text:name="Version">22.04 LTS</text:user-field-get></text:span></text:span><text:span text:style-name="Strong_20_Emphasis"><text:span text:style-name="T107"><text:note text:id="ftn1" text:note-class="footnote"><text:note-citation>1</text:note-citation><text:note-body><text:p text:style-name="P67"><text:span text:style-name="T134">LTS stands for Long-Term Support, and this April </text:span><text:span text:style-name="Strong_20_Emphasis"><text:span text:style-name="T72"><text:user-field-get style:data-style-name="N0" text:name="Releaseyear">2022</text:user-field-get></text:span></text:span><text:span text:style-name="T136"><text:s/></text:span><text:span text:style-name="Strong_20_Emphasis"><text:span text:style-name="T139"><text:user-field-get text:name="Distro">Ubuntu</text:user-field-get></text:span></text:span><text:span text:style-name="T135"><text:s/></text:span><text:span text:style-name="T140"><text:user-field-get text:name="Version">22.04 LTS</text:user-field-get></text:span><text:span text:style-name="T140"><text:s/></text:span><text:span text:style-name="Strong_20_Emphasis"><text:span text:style-name="T141"><text:user-field-get text:name="Edition">Server</text:user-field-get></text:span></text:span><text:span text:style-name="T134"><text:s/>(codenamed </text:span><text:span text:style-name="T138">j</text:span><text:span text:style-name="T134">ammy) will be </text:span><text:span text:style-name="T137">supported</text:span><text:span text:style-name="T134"> for five years until April 2027.</text:span></text:p></text:note-body></text:note></text:span></text:span><text:span text:style-name="Strong_20_Emphasis"><text:span text:style-name="T108"><text:s/></text:span></text:span><text:span text:style-name="Strong_20_Emphasis"><text:span text:style-name="T109"><text:user-field-get text:name="Edition">Server</text:user-field-get></text:span></text:span><text:span text:style-name="Strong_20_Emphasis"><text:span text:style-name="T110">.</text:span></text:span></text:p>
      <text:p text:style-name="P16"/>
      <text:p text:style-name="P7"><text:span text:style-name="T120">Fill in the </text:span><text:span text:style-name="Strong_20_Emphasis"><text:span text:style-name="T70"><text:s/></text:span></text:span><text:span text:style-name="Strong_20_Emphasis"><text:span text:style-name="T43">text box</text:span></text:span><text:span text:style-name="T120"> behind the </text:span><text:span text:style-name="T128">underlined</text:span><text:span text:style-name="T121"> </text:span><text:span text:style-name="T120">words, see [explanation]:</text:span></text:p>
      <text:p text:style-name="P5"><text:span text:style-name="Definition"><text:span text:style-name="T215">user</text:span></text:span><text:span text:style-name="T169"><text:tab/><text:tab/></text:span><text:span text:style-name="T179"> <text:tab/><text:tab/><text:tab/></text:span><text:span text:style-name="T170"><draw:control text:anchor-type="as-char" svg:y="-0.4cm" draw:z-index="5" draw:name="Gebruiker" draw:style-name="gr2" draw:text-style-name="P84" svg:width="6.4cm" svg:height="0.6cm" draw:control="control6"><svg:title>Gebruiker</svg:title><svg:desc>Volledige naam, bijv. Jan Stek</svg:desc></draw:control></text:span><text:span text:style-name="T170"><text:tab/></text:span><text:span text:style-name="T171">[</text:span><text:span text:style-name="T172">full </text:span><text:span text:style-name="T180">na</text:span><text:span text:style-name="T182">me,</text:span><text:span text:style-name="T180"> </text:span><text:span text:style-name="T182">e.g.</text:span><text:span text:style-name="T180"> </text:span><text:span text:style-name="T181">J</text:span><text:span text:style-name="T186">a</text:span><text:span text:style-name="T181">n </text:span><text:span text:style-name="T186">Jansen</text:span><text:span text:style-name="T187">]</text:span></text:p>
      <text:p text:style-name="P50"><text:span text:style-name="Definition"><text:span text:style-name="T185">USER</text:span></text:span><text:span text:style-name="Definition"><text:span text:style-name="T214">na</text:span></text:span><text:span text:style-name="Definition"><text:span text:style-name="T216">me</text:span></text:span><text:span text:style-name="T184"><text:tab/><text:tab/><text:tab/></text:span><text:span text:style-name="T184"><draw:control text:anchor-type="as-char" svg:y="-0.4cm" draw:z-index="14" draw:name="Gberuikersnaam 2" draw:style-name="gr2" draw:text-style-name="P84" svg:width="6.4cm" svg:height="0.6cm" draw:control="control15"><svg:title>Gebruikersnaam</svg:title><svg:desc>Korte naam, bijv. jan</svg:desc></draw:control></text:span><text:span text:style-name="T184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5">j</text:span><text:span text:style-name="T116">a</text:span><text:span text:style-name="T115">n</text:span><text:span text:style-name="T117">]</text:span></text:p>
      <text:p text:style-name="P4"><text:span text:style-name="Definition"><text:span text:style-name="T217">serv</text:span></text:span><text:span text:style-name="Definition"><text:span text:style-name="T214">ERNA</text:span></text:span><text:span text:style-name="Definition"><text:span text:style-name="T216">me</text:span></text:span><text:span text:style-name="T188"><text:tab/><text:tab/></text:span><text:span text:style-name="T214"><draw:control text:anchor-type="as-char" svg:y="-0.4cm" draw:z-index="6" draw:name="Computernaam" draw:style-name="gr2" draw:text-style-name="P84" svg:width="6.4cm" svg:height="0.6cm" draw:control="control7"><svg:title>Computernaam</svg:title><svg:desc>Unieke naam van de computer</svg:desc></draw:control></text:span><text:span text:style-name="T214"><text:tab/></text:span><text:span text:style-name="T189">[</text:span><text:span text:style-name="T190">na</text:span><text:span text:style-name="T194">me of the</text:span><text:span text:style-name="T190"> </text:span><text:span text:style-name="T195">server</text:span><text:span text:style-name="T191">, </text:span><text:span text:style-name="T194">e.g.</text:span><text:span text:style-name="T192"> </text:span><text:span text:style-name="T195">sv</text:span><text:span text:style-name="T193">02</text:span><text:span text:style-name="T189">]</text:span></text:p>
      <text:p text:style-name="P9"><text:span text:style-name="Definition"><text:span text:style-name="T197">USER</text:span></text:span><text:span text:style-name="T196"><text:tab/><text:tab/></text:span><text:span text:style-name="T179"> <text:tab/><text:tab/><text:tab/></text:span><text:span text:style-name="T170"><draw:control text:anchor-type="as-char" svg:y="-0.4cm" draw:z-index="11" draw:name="Gebruiker 1" draw:style-name="gr2" draw:text-style-name="P84" svg:width="6.4cm" svg:height="0.6cm" draw:control="control12"><svg:title>Gebruiker</svg:title><svg:desc>Volledige naam, bijv. Jan Stek</svg:desc></draw:control></text:span><text:span text:style-name="T170"><text:tab/></text:span><text:span text:style-name="T171">[</text:span><text:span text:style-name="T173">full </text:span><text:span text:style-name="T174">na</text:span><text:span text:style-name="T175">me</text:span><text:span text:style-name="T174"> possibly </text:span><text:span text:style-name="T176">addit</text:span><text:span text:style-name="T178">i</text:span><text:span text:style-name="T176">onal </text:span><text:span text:style-name="T177">user</text:span><text:span text:style-name="T183">]</text:span></text:p>
      <text:p text:style-name="P73"><text:span text:style-name="Definition"><text:span text:style-name="T197">USERN</text:span></text:span><text:span text:style-name="Definition"><text:span text:style-name="T198">a</text:span></text:span><text:span text:style-name="Definition"><text:span text:style-name="T199">me</text:span></text:span><text:span text:style-name="Definition"><text:span text:style-name="T203"><text:tab/><text:tab/><text:tab/></text:span></text:span><text:span text:style-name="T184"><draw:control text:anchor-type="as-char" svg:y="-0.4cm" draw:z-index="12" draw:name="Gberuikersnaam 1" draw:style-name="gr2" draw:text-style-name="P84" svg:width="6.4cm" svg:height="0.6cm" draw:control="control13"><svg:title>Gebruikersnaam</svg:title><svg:desc>Korte naam, bijv. jan</svg:desc></draw:control></text:span><text:span text:style-name="T184"><text:tab/></text:span><text:span text:style-name="T201">[</text:span><text:span text:style-name="T202">user</text:span><text:span text:style-name="T200">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204">]</text:span></text:p>
      <text:p text:style-name="P6"><text:span text:style-name="T118">Replace the </text:span><text:span text:style-name="T127">underlined</text:span><text:span text:style-name="T118"> words in this checklist with those in the </text:span><text:span text:style-name="Strong_20_Emphasis"><text:span text:style-name="T28">te</text:span></text:span><text:span text:style-name="Strong_20_Emphasis"><text:span text:style-name="T40">x</text:span></text:span><text:span text:style-name="Strong_20_Emphasis"><text:span text:style-name="T28">t </text:span></text:span><text:span text:style-name="Strong_20_Emphasis"><text:span text:style-name="T40">box</text:span></text:span><text:span text:style-name="T118">.</text:span></text:p>
      <text:p text:style-name="P37"/>
      <text:p text:style-name="P37"/>
      <text:p text:style-name="P8"><text:span text:style-name="T125">New installation?</text:span><text:span text:style-name="T119"><text:tab/></text:span><text:span text:style-name="T123"></text:span><text:span text:style-name="T124"><text:tab/>Start at chapter</text:span><text:span text:style-name="T119"> </text:span><text:span text:style-name="T125"><text:bookmark-ref text:reference-format="page" text:ref-name="__RefNumPara__4009_1271708128">2</text:bookmark-ref></text:span><text:span text:style-name="T119"><text:s text:c="2"/></text:span><text:span text:style-name="T126"><text:bookmark-ref text:reference-format="text" text:ref-name="__RefNumPara__4009_1271708128">Perform installation</text:bookmark-ref></text:span><text:span text:style-name="T122">.</text:span></text:p>
      <text:p text:style-name="P22"/>
      <text:p text:style-name="P22"/>
      <text:list xml:id="list2105376540" text:style-name="L1">
        <text:list-item>
          <text:p text:style-name="P80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8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8"><draw:control text:anchor-type="as-char" draw:z-index="17" draw:name="Vorm3_ 1" draw:style-name="gr1" draw:text-style-name="P83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3">Login any additional </text:span></text:span><text:span text:style-name="Definition"><text:span text:style-name="T213">USER</text:span></text:span><text:span text:style-name="User_20_Entry"><text:span text:style-name="T81">s</text:span></text:span><text:span text:style-name="User_20_Entry"><text:span text:style-name="T87"> </text:span></text:span><text:span text:style-name="User_20_Entry"><text:span text:style-name="T7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9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9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9">Install </text:span></text:span><text:span text:style-name="Strong_20_Emphasis"><text:span text:style-name="T46">Debian-</text:span></text:span><text:span text:style-name="Strong_20_Emphasis"><text:span text:style-name="T30">pa</text:span></text:span><text:span text:style-name="Strong_20_Emphasis"><text:span text:style-name="T41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9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71">'</text:span></text:span><text:span text:style-name="User_20_Entry"><text:span text:style-name="T95">wget karelzimmer.nl/</text:span></text:span><text:span text:style-name="User_20_Entry"><text:span text:style-name="T96">kz</text:span></text:span><text:span text:style-name="Strong_20_Emphasis"><text:span text:style-name="T71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5"><text:span text:style-name="T13">Type </text:span><text:span text:style-name="Strong_20_Emphasis"><text:span text:style-name="T71">'</text:span></text:span><text:span text:style-name="User_20_Entry"><text:span text:style-name="T97">bash kz</text:span></text:span><text:span text:style-name="Strong_20_Emphasis"><text:span text:style-name="T71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9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9"><draw:control text:anchor-type="as-char" draw:z-index="18" draw:name="Vorm 3" draw:style-name="gr1" draw:text-style-name="P83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31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4">Sele</text:span></text:span><text:span text:style-name="Strong_20_Emphasis"><text:span text:style-name="T45">ct</text:span></text:span><text:span text:style-name="Strong_20_Emphasis"><text:span text:style-name="T34"> </text:span></text:span><text:span text:style-name="Strong_20_Emphasis"><text:span text:style-name="T53">1 <text:s/>Prepar</text:span></text:span><text:span text:style-name="Strong_20_Emphasis"><text:span text:style-name="T54">e</text:span></text:span><text:span text:style-name="Strong_20_Emphasis"><text:span text:style-name="T53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3">Follow the instructions on the screen.</text:span></text:span></text:p>
          </table:table-cell>
        </table:table-row>
      </table:table>
      <text:p text:style-name="P12"/>
      <text:list xml:id="list192937700667828" text:continue-numbering="true" text:style-name="L1">
        <text:list-item>
          <text:p text:style-name="P81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9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29">Boot the computer from</text:span><text:span text:style-name="T133"><text:note text:id="ftn4" text:note-class="footnote"><text:note-citation>1</text:note-citation><text:note-body><text:p text:style-name="P72"><text:span text:style-name="T91">Boot menu/Setup via one of the </text:span><text:span text:style-name="T92">f</text:span><text:span text:style-name="T91">requently used keys:</text:span> Esc, Delete, F1, F2, <text:span text:style-name="T219">F9, </text:span>F10, F11, or F12.</text:p></text:note-body></text:note></text:span><text:span text:style-name="T129"> an</text:span><text:span text:style-name="T131"> </text:span><text:span text:style-name="Strong_20_Emphasis"><text:span text:style-name="T113"><text:user-field-get text:name="Distro">Ubuntu</text:user-field-get></text:span></text:span><text:span text:style-name="T132"><text:s/></text:span><text:span text:style-name="T114"><text:user-field-get text:name="Version">22.04 LTS</text:user-field-get></text:span><text:span text:style-name="T62"><text:s/></text:span><text:span text:style-name="T62"><text:user-field-get text:name="Edition">Server</text:user-field-get></text:span><text:span text:style-name="T62"><text:s/>Live</text:span><text:span text:style-name="T62"><text:note text:id="ftn5" text:note-class="footnote"><text:note-citation>2</text:note-citation><text:note-body><text:p text:style-name="P69"><text:span text:style-name="T16">From a Live USB stick o</text:span><text:span text:style-name="T18">r</text:span><text:span text:style-name="T16"> DVD</text:span><text:span text:style-name="T17"> </text:span><text:span text:style-name="T16">you can boot and work with 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T16">without modifying any files on the hard drive and also allows installation of </text:span><text:span text:style-name="Strong_20_Emphasis"><text:span text:style-name="T139"><text:user-field-get text:name="Distro">Ubuntu</text:user-field-get></text:span></text:span><text:span text:style-name="Strong_20_Emphasis"><text:span text:style-name="T139">.</text:span></text:span></text:p></text:note-body></text:note></text:span><text:span text:style-name="T129"> USB stick</text:span><text:span text:style-name="T63"><text:note text:id="ftn6" text:note-class="footnote"><text:note-citation>3</text:note-citation><text:note-body><text:p text:style-name="P74"><text:span text:style-name="Strong_20_Emphasis"><text:span text:style-name="T74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0">releases.ubuntu.com</text:span></text:span></text:a><text:span text:style-name="Strong_20_Emphasis"><text:span text:style-name="T75">,</text:span></text:span><text:span text:style-name="Strong_20_Emphasis"><text:span text:style-name="T74"> click </text:span></text:span><text:span text:style-name="Strong_20_Emphasis"><text:span text:style-name="T86"><text:user-field-get text:name="Distro">Ubuntu</text:user-field-get></text:span></text:span><text:span text:style-name="Strong_20_Emphasis"><text:span text:style-name="T86"><text:s/></text:span></text:span><text:span text:style-name="Strong_20_Emphasis"><text:span text:style-name="T86"><text:user-field-get text:name="Version">22.04 LTS</text:user-field-get></text:span></text:span><text:span text:style-name="Strong_20_Emphasis"><text:span text:style-name="T82"><text:s/>(Jammy Jellyfish)</text:span></text:span><text:span text:style-name="Strong_20_Emphasis"><text:span text:style-name="T74">, and then click </text:span></text:span><text:span text:style-name="Strong_20_Emphasis"><text:span text:style-name="T78">behind </text:span></text:span><text:span text:style-name="Strong_20_Emphasis"><text:span text:style-name="T85">Server install image</text:span></text:span><text:span text:style-name="Strong_20_Emphasis"><text:span text:style-name="T78"> on</text:span></text:span><text:span text:style-name="Strong_20_Emphasis"><text:span text:style-name="T74"> </text:span></text:span><text:span text:style-name="Strong_20_Emphasis"><text:span text:style-name="T88">64-bit PC (AMD64) </text:span></text:span><text:span text:style-name="Strong_20_Emphasis"><text:span text:style-name="T89">server install</text:span></text:span><text:span text:style-name="Strong_20_Emphasis"><text:span text:style-name="T88"> image</text:span></text:span><text:span text:style-name="Strong_20_Emphasis"><text:span text:style-name="T74">.</text:span></text:span></text:p><text:p text:style-name="P76"><text:span text:style-name="Strong_20_Emphasis"><text:span text:style-name="T74"><text:tab/>Insert a USB stick of at least 4 GB.<text:line-break/><text:line-break/></text:span></text:span><text:span text:style-name="Strong_20_Emphasis"><text:span text:style-name="T79">I</text:span></text:span><text:span text:style-name="Strong_20_Emphasis"><text:span text:style-name="T74">n a graphical work environment such as GNOME:</text:span></text:span></text:p><text:p text:style-name="P76"><text:span text:style-name="Strong_20_Emphasis"><text:span text:style-name="T74"><text:tab/>Locate </text:span></text:span><text:span text:style-name="Strong_20_Emphasis"><text:span text:style-name="T83">disk</text:span></text:span><text:span text:style-name="Strong_20_Emphasis"><text:span text:style-name="T74"> and click the </text:span></text:span><text:span text:style-name="Strong_20_Emphasis"><text:span text:style-name="T82">Disks</text:span></text:span><text:span text:style-name="Strong_20_Emphasis"><text:span text:style-name="T74"> icon. Select the USB stick in the list of disks on the left and click </text:span></text:span><text:span text:style-name="Strong_20_Emphasis"><text:span text:style-name="T82">Disk </text:span></text:span><text:span text:style-name="Strong_20_Emphasis"><text:span text:style-name="T83">settings</text:span></text:span><text:span text:style-name="Strong_20_Emphasis"><text:span text:style-name="T74"> ⋮ (icon with the three dots) in the top right corner.</text:span></text:span></text:p><text:p text:style-name="P55"><text:span text:style-name="Strong_20_Emphasis"><text:span text:style-name="T74"><text:tab/>Choose </text:span></text:span><text:span text:style-name="Strong_20_Emphasis"><text:span text:style-name="T82">Restore Disk Image</text:span></text:span><text:span text:style-name="Strong_20_Emphasis"><text:span text:style-name="T74"> and select the CD image file (.iso) you just downloaded.</text:span></text:span></text:p><text:p text:style-name="P55"><text:span text:style-name="Strong_20_Emphasis"><text:span text:style-name="T76"><text:tab/>Click </text:span></text:span><text:span text:style-name="Strong_20_Emphasis"><text:span text:style-name="T84">Start Restore</text:span></text:span><text:span text:style-name="Strong_20_Emphasis"><text:span text:style-name="T76">, and then click </text:span></text:span><text:span text:style-name="Strong_20_Emphasis"><text:span text:style-name="T84">Restore</text:span></text:span><text:span text:style-name="Strong_20_Emphasis"><text:span text:style-name="T76">.</text:span></text:span></text:p><text:p text:style-name="P76"><text:span text:style-name="Strong_20_Emphasis"><text:span text:style-name="T76"><text:tab/>Or use the </text:span></text:span><text:span text:style-name="Strong_20_Emphasis"><text:span text:style-name="T84">Etcher</text:span></text:span><text:span text:style-name="Strong_20_Emphasis"><text:span text:style-name="T76"> program </text:span></text:span><text:span text:style-name="Strong_20_Emphasis"><text:span text:style-name="T77">(</text:span></text:span><text:a xlink:type="simple" xlink:href="https://www.balena.io/etcher/" text:style-name="Internet_20_link" text:visited-style-name="Visited_20_Internet_20_Link"><text:span text:style-name="Strong_20_Emphasis"><text:span text:style-name="T211">etcher.io</text:span></text:span></text:a><text:span text:style-name="Strong_20_Emphasis"><text:span text:style-name="T77">) </text:span></text:span><text:span text:style-name="Strong_20_Emphasis"><text:span text:style-name="T76">available for Windows, macOS, and Linux.<text:line-break/></text:span></text:span><text:span text:style-name="Strong_20_Emphasis"><text:span text:style-name="T80"><text:line-break/></text:span></text:span><text:span text:style-name="Strong_20_Emphasis"><text:span text:style-name="T76">In a Terminal:<text:line-break/></text:span></text:span><text:span text:style-name="Strong_20_Emphasis"><text:span text:style-name="T103">findmnt</text:span></text:span></text:p><text:p text:style-name="P76"><text:span text:style-name="Strong_20_Emphasis"><text:span text:style-name="T90"><text:tab/>Find the line that starts with /media/USER/USBLABEL (TARGET column) and note the device name /dev/sdXN (SOURCE column)<text:line-break/></text:span></text:span><text:span text:style-name="Strong_20_Emphasis"><text:span text:style-name="T103">umount /dev/sdXN</text:span></text:span></text:p><text:p text:style-name="P76"><text:span text:style-name="Strong_20_Emphasis"><text:span text:style-name="T103"><text:tab/>sudo dd bs=4M if=~/Downloads/NA</text:span></text:span><text:span text:style-name="Strong_20_Emphasis"><text:span text:style-name="T104">ME</text:span></text:span><text:span text:style-name="Strong_20_Emphasis"><text:span text:style-name="T103">.iso of=/dev/sdX conv=fdatasync status=progress</text:span></text:span></text:p></text:note-body></text:note></text:span><text:span text:style-name="T63"> </text:span><text:span text:style-name="T64">o</text:span><text:span text:style-name="T66">r</text:span><text:span text:style-name="T64"> </text:span><text:span text:style-name="T65">DVD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4">Sele</text:span></text:span><text:span text:style-name="Strong_20_Emphasis"><text:span text:style-name="T45">ct</text:span></text:span><text:span text:style-name="Strong_20_Emphasis"><text:span text:style-name="T50"> </text:span></text:span><text:span text:style-name="Strong_20_Emphasis"><text:span text:style-name="T56">Try or I</text:span></text:span><text:span text:style-name="Strong_20_Emphasis"><text:span text:style-name="T57">n</text:span></text:span><text:span text:style-name="Strong_20_Emphasis"><text:span text:style-name="T58">stall Ubuntu </text:span></text:span><text:span text:style-name="Strong_20_Emphasis"><text:span text:style-name="T59">Server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9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8">Follow the instructions on the </text:span></text:span><text:span text:style-name="Strong_20_Emphasis"><text:span text:style-name="T99">installation </text:span></text:span><text:span text:style-name="Strong_20_Emphasis"><text:span text:style-name="T98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9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9">At</text:span><text:span text:style-name="T148"> </text:span><text:span text:style-name="Strong_20_Emphasis"><text:span text:style-name="T152">Profile setup</text:span></text:span><text:span text:style-name="Strong_20_Emphasis"><text:span text:style-name="T146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3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 </text:span></text:span><text:span text:style-name="Strong_20_Emphasis"><text:span text:style-name="T161">and</text:span></text:span><text:span text:style-name="Strong_20_Emphasis"><text:span text:style-name="T159"><text:line-break/></text:span></text:span><text:span text:style-name="Strong_20_Emphasis"><text:span text:style-name="T147">enter a </text:span></text:span><text:span text:style-name="Strong_20_Emphasis"><text:span text:style-name="T150">password</text:span></text:span><text:span text:style-name="Strong_20_Emphasis"><text:span text:style-name="T147"> twice</text:span></text:span><text:span text:style-name="Strong_20_Emphasis"><text:span text:style-name="T158">.</text:span></text:span></text:p>
          </table:table-cell>
        </table:table-row>
      </table:table>
      <text:p text:style-name="P38"><text:span text:style-name="Strong_20_Emphasis"><text:span text:style-name="T51"/></text:span></text:p>
      <text:list xml:id="list192939000217381" text:continue-numbering="true" text:style-name="L1">
        <text:list-item>
          <text:p text:style-name="P79"><text:span text:style-name="Strong_20_Emphasis"><text:span text:style-name="T61">Finish installation</text:span></text:span></text:p>
        </text:list-item>
      </text:list>
      <text:p text:style-name="P3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9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2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9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9">Install </text:span></text:span><text:span text:style-name="Strong_20_Emphasis"><text:span text:style-name="T47">Debian-</text:span></text:span><text:span text:style-name="Strong_20_Emphasis"><text:span text:style-name="T30">pa</text:span></text:span><text:span text:style-name="Strong_20_Emphasis"><text:span text:style-name="T41">ckage</text:span></text:span><text:span text:style-name="Strong_20_Emphasis"><text:span text:style-name="T30"> kz</text:span></text:span><text:span text:style-name="Strong_20_Emphasis"><text:span text:style-name="T30"><text:note text:id="ftn7" text:note-class="footnote"><text:note-citation>1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9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71">'</text:span></text:span><text:span text:style-name="User_20_Entry"><text:span text:style-name="T95">wget karelzimmer.nl/</text:span></text:span><text:span text:style-name="User_20_Entry"><text:span text:style-name="T96">kz</text:span></text:span><text:span text:style-name="Strong_20_Emphasis"><text:span text:style-name="T71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5"><text:span text:style-name="T13">Type </text:span><text:span text:style-name="Strong_20_Emphasis"><text:span text:style-name="T71">'</text:span></text:span><text:span text:style-name="User_20_Entry"><text:span text:style-name="T97">bash kz</text:span></text:span><text:span text:style-name="Strong_20_Emphasis"><text:span text:style-name="T71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9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31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9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4">Sele</text:span></text:span><text:span text:style-name="Strong_20_Emphasis"><text:span text:style-name="T45">ct</text:span></text:span><text:span text:style-name="Strong_20_Emphasis"><text:span text:style-name="T35"> </text:span></text:span><text:span text:style-name="Strong_20_Emphasis"><text:span text:style-name="T60">3</text:span></text:span><text:span text:style-name="Strong_20_Emphasis"><text:span text:style-name="T100"> <text:s/></text:span></text:span><text:span text:style-name="Strong_20_Emphasis"><text:span text:style-name="T101">Finish installatio</text:span></text:span><text:span text:style-name="Strong_20_Emphasis"><text:span text:style-name="T102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3">Follow the instructions on the screen.</text:span></text:span></text:p>
          </table:table-cell>
        </table:table-row>
      </table:table>
      <text:p text:style-name="P39"><text:span text:style-name="Strong_20_Emphasis"><text:span text:style-name="T24"><text:tab/></text:span></text:span></text:p>
      <text:p text:style-name="P40"><text:span text:style-name="Strong_20_Emphasis"><text:span text:style-name="T36"/></text:span></text:p>
      <text:p text:style-name="P41"><text:span text:style-name="Strong_20_Emphasis"><text:span text:style-name="T33"/></text:span></text:p>
      <text:list xml:id="list192939181970482" text:continue-numbering="true" text:style-name="L1">
        <text:list-item>
          <text:p text:style-name="P82"><text:span text:style-name="Strong_20_Emphasis"><text:span text:style-name="T14">P</text:span></text:span><text:span text:style-name="Strong_20_Emphasis"><text:span text:style-name="T151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9"><draw:control text:anchor-type="as-char" draw:z-index="15" draw:name="Vorm40_ 1" draw:style-name="gr1" draw:text-style-name="P83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38"><text:note text:id="ftn8" text:note-class="footnote"><text:note-citation>1</text:note-citation><text:note-body><text:p text:style-name="P54"><text:span text:style-name="User_20_Entry"><text:span text:style-name="T94">Login any additional </text:span></text:span><text:span text:style-name="Definition"><text:span text:style-name="T212">USER</text:span></text:span><text:span text:style-name="User_20_Entry"><text:span text:style-name="T93">s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6" draw:name="Vorm40_ 2" draw:style-name="gr1" draw:text-style-name="P83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9">Set up the </text:span></text:span><text:span text:style-name="Strong_20_Emphasis"><text:span text:style-name="T42">user</text:span></text:span><text:span text:style-name="Strong_20_Emphasis"><text:span text:style-name="T39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31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4">Sele</text:span></text:span><text:span text:style-name="Strong_20_Emphasis"><text:span text:style-name="T45">ct</text:span></text:span><text:span text:style-name="Strong_20_Emphasis"><text:span text:style-name="T35"> </text:span></text:span><text:span text:style-name="Strong_20_Emphasis"><text:span text:style-name="T60">4 <text:s/></text:span></text:span><text:span text:style-name="Strong_20_Emphasis"><text:span text:style-name="T55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3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44">End of checklist,</text:span><text:span text:style-name="T145"> </text:span><text:span text:style-name="Strong_20_Emphasis"><text:span text:style-name="T111"><text:user-field-get text:name="Distro">Ubuntu</text:user-field-get></text:span></text:span><text:span text:style-name="T143"><text:s/></text:span><text:span text:style-name="T142"><text:user-field-get text:name="Version">22.04 LTS</text:user-field-get></text:span><text:span text:style-name="Strong_20_Emphasis"><text:span text:style-name="T112"><text:s/></text:span></text:span><text:span text:style-name="Strong_20_Emphasis"><text:span text:style-name="T68"><text:user-field-get text:name="Edition">Server</text:user-field-get></text:span></text:span><text:span text:style-name="Strong_20_Emphasis"><text:span text:style-name="T68"><text:s/></text:span></text:span><text:span text:style-name="T144">installation is complete.</text:span></text:p>
      <text:p text:style-name="P15"/>
      <text:p text:style-name="P10"><text:span text:style-name="Emphasis"><text:span text:style-name="T166">Written</text:span></text:span><text:span text:style-name="Emphasis"><text:span text:style-name="T164"> </text:span></text:span><text:span text:style-name="Emphasis"><text:span text:style-name="T166">by</text:span></text:span><text:span text:style-name="Emphasis"><text:span text:style-name="T16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5">Karel Zimmer</text:span></text:span></text:a><text:span text:style-name="Emphasis"><text:span text:style-name="T164">, </text:span></text:span><text:a xlink:type="simple" xlink:href="https://creativecommons.org/publicdomain/zero/1.0" text:style-name="Internet_20_link" text:visited-style-name="Visited_20_Internet_20_Link"><text:span text:style-name="Emphasis"><text:span text:style-name="T167">CC0 1.0 Universal</text:span></text:span></text:a><text:span text:style-name="Emphasis"><text:span text:style-name="T164">, </text:span></text:span><text:span text:style-name="Strong_20_Emphasis"><text:span text:style-name="T33"><text:user-field-get style:data-style-name="N0" text:name="Releaseyear">2022</text:user-field-get></text:span></text:span><text:span text:style-name="Strong_20_Emphasis"><text:span text:style-name="T33">-</text:span></text:span><text:span text:style-name="Strong_20_Emphasis"><text:span text:style-name="T33"><text:date style:data-style-name="N10111" text:date-value="2023-05-13T10:11:41.587769854" text:fixed="true">2023</text:date></text:span></text:span><text:span text:style-name="Emphasis"><text:span text:style-name="T1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6T19:29:37.330966223">06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29:37.138669899</dc:date>
    <meta:keyword>Installatie</meta:keyword>
    <meta:keyword>Checklist</meta:keyword>
    <meta:keyword>Linux</meta:keyword>
    <meta:editing-cycles>6812</meta:editing-cycles>
    <meta:editing-duration>P11DT22H55M10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5" meta:word-count="513" meta:character-count="3235" meta:non-whitespace-character-count="2748"/>
    <meta:user-defined meta:name="Info 1"/>
    <meta:user-defined meta:name="Info 2"/>
    <meta:user-defined meta:name="Info 3"/>
    <meta:user-defined meta:name="Info 4"/>
  </office:meta>
</office:document-meta>
</file>